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5a5f" officeooo:paragraph-rsid="000a5a5f"/>
    </style:style>
    <style:style style:name="P2" style:family="paragraph" style:parent-style-name="Text_20_body">
      <style:text-properties fo:font-size="12pt" officeooo:rsid="000a5a5f" officeooo:paragraph-rsid="000a5a5f" style:font-size-asian="12pt" style:font-size-complex="12pt"/>
    </style:style>
    <style:style style:name="P3" style:family="paragraph" style:parent-style-name="Preformatted_20_Text">
      <style:text-properties officeooo:rsid="000a5a5f" officeooo:paragraph-rsid="000a5a5f"/>
    </style:style>
    <style:style style:name="P4" style:family="paragraph" style:parent-style-name="Text_20_body">
      <style:text-properties officeooo:rsid="000a5a5f" officeooo:paragraph-rsid="000a5a5f"/>
    </style:style>
    <style:style style:name="P5" style:family="paragraph" style:parent-style-name="Text_20_body">
      <style:text-properties officeooo:rsid="000a5a5f" officeooo:paragraph-rsid="00112b47"/>
    </style:style>
    <style:style style:name="P6" style:family="paragraph" style:parent-style-name="Text_20_body">
      <style:text-properties officeooo:rsid="000a5a5f" officeooo:paragraph-rsid="0013a823"/>
    </style:style>
    <style:style style:name="P7" style:family="paragraph" style:parent-style-name="Text_20_body">
      <style:text-properties fo:font-weight="bold" officeooo:rsid="0014a257" officeooo:paragraph-rsid="0014a257" style:font-weight-asian="bold" style:font-weight-complex="bold"/>
    </style:style>
    <style:style style:name="P8" style:family="paragraph" style:parent-style-name="Preformatted_20_Text">
      <style:text-properties fo:font-size="10.5pt" officeooo:rsid="000a5a5f" officeooo:paragraph-rsid="000a5a5f" style:font-size-asian="10.5pt" style:font-size-complex="10.5pt"/>
    </style:style>
    <style:style style:name="P9" style:family="paragraph" style:parent-style-name="Preformatted_20_Text">
      <style:text-properties fo:font-size="11pt" fo:font-weight="bold" officeooo:rsid="000c8cbd" officeooo:paragraph-rsid="000ddb8d" style:font-size-asian="11pt" style:font-weight-asian="bold" style:font-size-complex="11pt" style:font-weight-complex="bold"/>
    </style:style>
    <style:style style:name="P10" style:family="paragraph" style:parent-style-name="Preformatted_20_Text">
      <style:text-properties style:font-name="Liberation Serif" fo:font-size="12pt" fo:font-style="italic" officeooo:rsid="000a5a5f" officeooo:paragraph-rsid="000a5a5f" style:font-size-asian="12pt" style:font-style-asian="italic" style:font-size-complex="12pt" style:font-style-complex="italic"/>
    </style:style>
    <style:style style:name="P11" style:family="paragraph" style:parent-style-name="Preformatted_20_Text">
      <style:text-properties style:font-name="Liberation Serif" fo:font-size="12pt" fo:font-style="italic" fo:font-weight="bold" officeooo:rsid="000bb146" officeooo:paragraph-rsid="000bb146" style:font-size-asian="12pt" style:font-style-asian="italic" style:font-weight-asian="bold" style:font-size-complex="12pt" style:font-style-complex="italic" style:font-weight-complex="bold"/>
    </style:style>
    <style:style style:name="P12" style:family="paragraph" style:parent-style-name="Preformatted_20_Text">
      <style:text-properties style:font-name="Liberation Serif" fo:font-size="12pt" fo:font-style="italic" fo:font-weight="bold" officeooo:rsid="000c8cbd" officeooo:paragraph-rsid="000ddb8d" style:font-size-asian="12pt" style:font-style-asian="italic" style:font-weight-asian="bold" style:font-size-complex="12pt" style:font-style-complex="italic" style:font-weight-complex="bold"/>
    </style:style>
    <style:style style:name="P13" style:family="paragraph" style:parent-style-name="Preformatted_20_Text">
      <style:text-properties style:font-name="Liberation Serif" fo:font-size="12pt" fo:font-style="italic" fo:font-weight="normal" officeooo:rsid="000fcfd9" officeooo:paragraph-rsid="000fcfd9" style:font-size-asian="12pt" style:font-style-asian="italic" style:font-weight-asian="normal" style:font-size-complex="12pt" style:font-style-complex="italic" style:font-weight-complex="normal"/>
    </style:style>
    <style:style style:name="P14" style:family="paragraph" style:parent-style-name="Preformatted_20_Text">
      <style:text-properties officeooo:rsid="0014a257" officeooo:paragraph-rsid="0014a257"/>
    </style:style>
    <style:style style:name="T1" style:family="text">
      <style:text-properties fo:font-size="12pt" fo:font-weight="normal" officeooo:rsid="000fcfd9" style:font-size-asian="12pt" style:font-weight-asian="normal" style:font-size-complex="12pt" style:font-weight-complex="normal"/>
    </style:style>
    <style:style style:name="T2" style:family="text">
      <style:text-properties style:font-name="Liberation Sans" fo:font-size="12pt" style:text-underline-style="none" style:font-size-asian="12pt" style:font-size-complex="12pt"/>
    </style:style>
    <style:style style:name="T3" style:family="text">
      <style:text-properties style:font-name="Liberation Sans" fo:font-size="10.5pt" style:text-underline-style="none" style:font-size-asian="10.5pt" style:font-size-complex="10.5pt"/>
    </style:style>
    <style:style style:name="T4" style:family="text">
      <style:text-properties style:font-name="Liberation Sans" fo:font-size="11pt" style:text-underline-style="none" style:font-size-asian="11pt" style:font-size-complex="11pt"/>
    </style:style>
    <style:style style:name="T5" style:family="text">
      <style:text-properties fo:font-weight="normal" style:font-weight-asian="normal" style:font-weight-complex="normal"/>
    </style:style>
    <style:style style:name="T6" style:family="text">
      <style:text-properties fo:font-weight="normal" officeooo:rsid="000c8cbd" style:font-weight-asian="normal" style:font-weight-complex="normal"/>
    </style:style>
    <style:style style:name="T7" style:family="text">
      <style:text-properties fo:font-weight="normal" officeooo:rsid="000ddb8d" style:font-weight-asian="normal" style:font-weight-complex="normal"/>
    </style:style>
    <style:style style:name="T8" style:family="text">
      <style:text-properties fo:font-weight="normal" officeooo:rsid="00102d13" style:font-weight-asian="normal" style:font-weight-complex="normal"/>
    </style:style>
    <style:style style:name="T9" style:family="text">
      <style:text-properties fo:font-weight="normal" officeooo:rsid="00112b47" style:font-weight-asian="normal" style:font-weight-complex="normal"/>
    </style:style>
    <style:style style:name="T10" style:family="text">
      <style:text-properties fo:font-weight="normal" officeooo:rsid="0013a823" style:font-weight-asian="normal" style:font-weight-complex="normal"/>
    </style:style>
    <style:style style:name="T11" style:family="text">
      <style:text-properties fo:font-weight="normal" officeooo:rsid="001464ef" style:font-weight-asian="normal" style:font-weight-complex="normal"/>
    </style:style>
    <style:style style:name="T12" style:family="text">
      <style:text-properties officeooo:rsid="000ddb8d"/>
    </style:style>
    <style:style style:name="T13" style:family="text">
      <style:text-properties fo:font-weight="bold" style:font-weight-asian="bold" style:font-weight-complex="bold"/>
    </style:style>
    <style:style style:name="T14" style:family="text">
      <style:text-properties fo:font-weight="bold" officeooo:rsid="00102d13" style:font-weight-asian="bold" style:font-weight-complex="bold"/>
    </style:style>
    <style:style style:name="T15" style:family="text">
      <style:text-properties fo:font-weight="bold" officeooo:rsid="0013a823" style:font-weight-asian="bold" style:font-weight-complex="bold"/>
    </style:style>
    <style:style style:name="T16" style:family="text">
      <style:text-properties officeooo:rsid="00112b47"/>
    </style:style>
    <style:style style:name="T17" style:family="text">
      <style:text-properties style:font-name="Liberation Serif" fo:font-size="12pt" fo:font-style="italic" fo:font-weight="normal" officeooo:rsid="000fcfd9" style:font-size-asian="12pt" style:font-style-asian="italic" style:font-weight-asian="normal" style:font-size-complex="12pt" style:font-style-complex="italic" style:font-weight-complex="normal"/>
    </style:style>
    <style:style style:name="T18" style:family="text">
      <style:text-properties style:font-name="Liberation Serif" fo:font-size="12pt" fo:font-style="italic" fo:font-weight="normal" officeooo:rsid="00162316" style:font-size-asian="12pt" style:font-style-asian="italic" style:font-weight-asian="normal" style:font-size-complex="12pt" style:font-style-complex="italic" style:font-weight-complex="normal"/>
    </style:style>
    <style:style style:name="T19" style:family="text">
      <style:text-properties officeooo:rsid="001623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Emphasis">QUESTION:</text:span></text:span> <text:span text:style-name="Emphasis">Observe what you see with the agent's behavior as it takes random actions. Does the </text:span><text:span text:style-name="Emphasis"><text:span text:style-name="Strong_20_Emphasis">smartcab</text:span></text:span><text:span text:style-name="Emphasis"> eventually make it to the destination? Are there any other interesting observations to note?</text:span></text:p>
      <text:p text:style-name="P10"/>
      <text:p text:style-name="P10"><text:span text:style-name="T13">ANSWER:</text:span> Yes, smartcab evntually make it to the destination. Yes, there is some observations that is interesting like city is open from all side. Initial position of smartcab and destination is random.</text:p>
      <text:p text:style-name="P10"/>
      <text:p text:style-name="P8"/>
      <text:p text:style-name="P8"/>
      <text:p text:style-name="P1"><text:span text:style-name="Strong_20_Emphasis"><text:span text:style-name="Emphasis"><text:span text:style-name="T2">QUESTION:</text:span></text:span></text:span><text:span text:style-name="T3"> </text:span><text:span text:style-name="Emphasis"><text:span text:style-name="T4">What states have you identified that are appropriate for modeling the </text:span></text:span><text:span text:style-name="Emphasis"><text:span text:style-name="Strong_20_Emphasis"><text:span text:style-name="T4">smartcab</text:span></text:span></text:span><text:span text:style-name="Emphasis"><text:span text:style-name="T4"> and environment? Why do you believe each of these states to be appropriate for this problem?</text:span></text:span></text:p>
      <text:p text:style-name="P1"><text:span text:style-name="Emphasis"><text:span text:style-name="T4"/></text:span></text:p>
      <text:p text:style-name="P11">ANSWER: <text:span text:style-name="T6">I am identified a state type in which I am store traffic signal </text:span></text:p>
      <text:p text:style-name="P12"><text:span text:style-name="T5">and oncoming, left traffic , right traffi</text:span><text:span text:style-name="T7">c. Format of my state is </text:span></text:p>
      <text:p text:style-name="P12"/>
      <text:p text:style-name="P12"><text:span text:style-name="T12">state = (trafficSignal, oncomingtraffic, lefttraffic, righttraffic,waypoint)</text:span></text:p>
      <text:p text:style-name="P12"/>
      <text:p text:style-name="P13">So, states is</text:p>
      <text:p text:style-name="P13">(‘red’,None,None,None,<text:span text:style-name="T19">right</text:span>),(‘green’,None,None,None,<text:span text:style-name="T19">left</text:span>),(‘red’,left,None,None,<text:span text:style-name="T19">forward</text:span>),(‘red’,None,left,None,<text:span text:style-name="T19">None</text:span>),(‘red’,None,left,None,<text:span text:style-name="T19">left</text:span>) etc. So, there is total </text:p>
      <text:p text:style-name="P13">2*4*4*4*<text:span text:style-name="T19">4</text:span> <text:s/>i.e <text:span text:style-name="T19">512</text:span> states in the problem. Each of these state identified every condition of the smartcab like if there is red signal and traffic</text:p>
      <text:p text:style-name="P9"><text:span text:style-name="T17">is oncoming from left and take right turn </text:span><text:span text:style-name="T18">and way_point for the destination is right </text:span><text:span text:style-name="T17">then state (‘red’,None,’right’,None,’</text:span><text:span text:style-name="T18">right’</text:span><text:span text:style-name="T17">) <text:s/>identified this </text:span><text:span text:style-name="T18">condition</text:span><text:span text:style-name="T17">. Because state of smartcab only depends on traffic signal light,traffic </text:span><text:span text:style-name="T18">and waypoint</text:span><text:span text:style-name="T17">. Since, our states representation contain all these variable. So, each of these states are appropriate for this problem.</text:span><text:span text:style-name="T1"> <text:s/></text:span><text:span text:style-name="T5"><text:s/><text:tab/></text:span></text:p>
      <text:p text:style-name="P3"><text:tab/></text:p>
      <text:p text:style-name="P1"><text:span text:style-name="Strong_20_Emphasis"><text:span text:style-name="Emphasis">QUESTION:</text:span></text:span> <text:span text:style-name="Emphasis">What changes do you notice in the agent's behavior when compared to the basic driving agent when random actions were always taken? Why is this behavior occurring?</text:span></text:p>
      <text:p text:style-name="P5"><text:span text:style-name="Emphasis"><text:span text:style-name="T14">ANSWER: </text:span></text:span><text:span text:style-name="Emphasis"><text:span text:style-name="T8">Initially agent’s behaviour is same as basic driving agent when random actions were always taken but after sometime agent behaviour changes slowly slowly. When random actions is always taken agent gets the </text:span></text:span><text:span text:style-name="Emphasis"><text:span text:style-name="T9">positive </text:span></text:span><text:span text:style-name="Emphasis"><text:span text:style-name="T8">reward </text:span></text:span><text:span text:style-name="Emphasis"><text:span text:style-name="T9"><text:s/>sometimes but after q-learning agent get more rewards then earlier. For True enforce_deadline there is very few chance to make it to the destination for basic driving agent but for q-learning agent chance to make it to the destination increase.</text:span></text:span></text:p>
      <text:p text:style-name="P5"><text:span text:style-name="Emphasis"><text:span text:style-name="T9">All of this is happening due to Q-learner because we give appropriate state, action q-value for each action taken by a state from particular state. If this action give good result it is stored else another action is choosen. After some iteration we have the agent which have some good policy for each state. So, that’s why initially our agent does not perform optimally but after some time it perform optimal.</text:span></text:span></text:p>
      <text:p text:style-name="P5"><text:span text:style-name="Emphasis"><text:span text:style-name="T9"/></text:span></text:p>
      <text:p text:style-name="P5"><text:span text:style-name="Emphasis"><text:span text:style-name="T9"/></text:span></text:p>
      <text:p text:style-name="P5"><text:span text:style-name="Emphasis"><text:span text:style-name="Strong_20_Emphasis"><text:span text:style-name="T16">QUESTION:</text:span></text:span></text:span><text:span text:style-name="Emphasis"><text:span text:style-name="T9"> Report the different values for the parameters tuned in your basic implementation of Q-Learning. For which set of parameters does the agent perform best? How well does the final driving agent perform?</text:span></text:span></text:p>
      <text:p text:style-name="P6"><text:soft-page-break/><text:span text:style-name="Emphasis"><text:span text:style-name="T15">ANSWER: </text:span></text:span><text:span text:style-name="Emphasis"><text:span text:style-name="T10">Different values of parameter tuned :</text:span></text:span></text:p>
      <text:p text:style-name="P6"><text:span text:style-name="Emphasis"><text:span text:style-name="T15">(gamma,epsilon,alpha) </text:span></text:span></text:p>
      <text:p text:style-name="P6"><text:span text:style-name="Emphasis"><text:span text:style-name="T10">(0.1,0.2,0.8)</text:span></text:span></text:p>
      <text:p text:style-name="P6"><text:span text:style-name="Emphasis"><text:span text:style-name="T10">(0.4,0.2,0.8)</text:span></text:span></text:p>
      <text:p text:style-name="P6"><text:span text:style-name="Emphasis"><text:span text:style-name="T10">(0.2,0.4,1)</text:span></text:span></text:p>
      <text:p text:style-name="P6"><text:span text:style-name="Emphasis"><text:span text:style-name="T9">(0.1,0.3,0.</text:span></text:span><text:span text:style-name="Emphasis"><text:span text:style-name="T10">8) </text:span></text:span><text:span text:style-name="Emphasis"><text:span text:style-name="T9"><text:s text:c="4"/></text:span></text:span><text:span text:style-name="Emphasis"><text:span text:style-name="T8"><text:s/></text:span></text:span><text:span text:style-name="Emphasis"><text:span text:style-name="T10">etc.</text:span></text:span></text:p>
      <text:p text:style-name="P6"><text:span text:style-name="Emphasis"><text:span text:style-name="T10">From the all set of parameters (0.1,0.3,0.8) <text:s/>perform well. Final driving agent reached to the destination in enforce_deadline about 8 times from 100 trials and in final trials chance of breaking the traffic rule is very less</text:span></text:span><text:span text:style-name="Emphasis"><text:span text:style-name="T11"> about one or two time in one trial.</text:span></text:span></text:p>
      <text:p text:style-name="P6"><text:span text:style-name="Strong_20_Emphasis"><text:span text:style-name="Emphasis">QUESTION:</text:span></text:span> <text:span text:style-name="Emphasis">Does your agent get close to finding an optimal policy, i.e. reach the destination in the minimum possible time, and not incur any penalties? How would you describe an optimal policy for this problem?</text:span></text:p>
      <text:p text:style-name="P7">ANSWER: <text:span text:style-name="T5">Yes, our agent get very close to finding an optimal policy, it reaches the destination and <text:s/>chances of incur any penalities is very few that one or two in one trial. I would describe an optimal policy for this problem in which there is no penalities and reach the destination in minimum possible tim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1T23:29:59.043922995</dc:date>
    <meta:editing-duration>PT1H25M24S</meta:editing-duration>
    <meta:editing-cycles>8</meta:editing-cycles>
    <meta:generator>LibreOffice/5.1.4.2$Linux_X86_64 LibreOffice_project/10m0$Build-2</meta:generator>
    <meta:document-statistic meta:table-count="0" meta:image-count="0" meta:object-count="0" meta:page-count="2" meta:paragraph-count="24" meta:word-count="564" meta:character-count="3657" meta:non-whitespace-character-count="3097"/>
  </office:meta>
</office:document-meta>
</file>